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370d4" officeooo:paragraph-rsid="000370d4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Android, Java classes are converted into DEX bytecode.</text:p>
      <text:p text:style-name="P1">=&gt; The Dex bytecode is translated into native code via either ART or DVM.</text:p>
      <text:p text:style-name="P1">+ ART uses AOT while Dalvik uses JIT.</text:p>
      <text:p text:style-name="P1">=&gt; JIT</text:p>
      <text:p text:style-name="P1">+ Each time the app runs, it dynamically translates a part of the Dalivik bytecode into machine code.</text:p>
      <text:p text:style-name="P1">+ As the execution progresses, more bytecode is compiled and cached</text:p>
      <text:p text:style-name="P1">+ Since JIT compiles only a part of the code, it has smaller memory footprint and uses less space on the device</text:p>
      <text:p text:style-name="P1">=&gt; AOT</text:p>
      <text:p text:style-name="P1">+ During the app’s installation phase, it statically translates the DEX bytecode into machine code and stores in the device’s storage</text:p>
      <text:p text:style-name="P1">+ This is a one-time event which happens when the app is installed on the device</text:p>
      <text:p text:style-name="P1">+ This increases performanc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4:17:45.418213289</meta:creation-date>
    <meta:generator>LibreOffice/6.2.7.1$Linux_X86_64 LibreOffice_project/20$Build-1</meta:generator>
    <dc:date>2019-10-04T14:29:12.574482229</dc:date>
    <meta:editing-duration>PT11M27S</meta:editing-duration>
    <meta:editing-cycles>1</meta:editing-cycles>
    <meta:document-statistic meta:table-count="0" meta:image-count="0" meta:object-count="0" meta:page-count="1" meta:paragraph-count="11" meta:word-count="127" meta:character-count="699" meta:non-whitespace-character-count="583"/>
  </office:meta>
</office:document-meta>
</file>